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FD00000138FFEC79A0.png" manifest:media-type="image/png"/>
  <manifest:file-entry manifest:full-path="Pictures/1000000100000300000001354CD6F165.png" manifest:media-type="image/png"/>
  <manifest:file-entry manifest:full-path="Pictures/10000001000002FD000001370F9C3483.png" manifest:media-type="image/png"/>
  <manifest:file-entry manifest:full-path="Pictures/10000001000002820000018B9D7BD998.png" manifest:media-type="image/png"/>
  <manifest:file-entry manifest:full-path="Pictures/100000010000027D00000189BC31B9F4.png" manifest:media-type="image/png"/>
  <manifest:file-entry manifest:full-path="Pictures/10000001000002FE0000014E8C4E051B.png" manifest:media-type="image/png"/>
  <manifest:file-entry manifest:full-path="Pictures/100000010000030000000136721D36C2.png" manifest:media-type="image/png"/>
  <manifest:file-entry manifest:full-path="Pictures/10000001000002FB0000013A7A6A9EAF.png" manifest:media-type="image/png"/>
  <manifest:file-entry manifest:full-path="Pictures/10000001000002FF000001505CEC7CBC.png" manifest:media-type="image/png"/>
  <manifest:file-entry manifest:full-path="Pictures/10000001000002FE00000152BB88A5D0.png" manifest:media-type="image/png"/>
  <manifest:file-entry manifest:full-path="Pictures/10000001000002FC000001387CF8147B.png" manifest:media-type="image/png"/>
  <manifest:file-entry manifest:full-path="Pictures/10000001000002D9000001C0D6D992F1.png" manifest:media-type="image/png"/>
  <manifest:file-entry manifest:full-path="Pictures/100000010000030200000137F69AF14E.png" manifest:media-type="image/png"/>
  <manifest:file-entry manifest:full-path="Pictures/10000001000002FF0000014D25A0F015.png" manifest:media-type="image/png"/>
  <manifest:file-entry manifest:full-path="Pictures/10000001000002F800000152AAB38A7D.png" manifest:media-type="image/png"/>
  <manifest:file-entry manifest:full-path="Pictures/10000001000002FE000001501C385D3D.png" manifest:media-type="image/png"/>
  <manifest:file-entry manifest:full-path="Pictures/10000001000002FB0000014D2698351D.png" manifest:media-type="image/png"/>
  <manifest:file-entry manifest:full-path="Pictures/100000010000027B000001868AC564B9.png" manifest:media-type="image/png"/>
  <manifest:file-entry manifest:full-path="Pictures/10000001000002FF00000139EFBD037A.png" manifest:media-type="image/png"/>
  <manifest:file-entry manifest:full-path="Pictures/10000001000002FF00000151CB1CD8A8.png" manifest:media-type="image/png"/>
  <manifest:file-entry manifest:full-path="Pictures/10000001000002FF000001539DE43E2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</style:style>
    <style:style style:name="P2" style:family="paragraph" style:parent-style-name="Standard">
      <style:paragraph-properties fo:margin-left="0in" fo:margin-right="0in" fo:text-indent="0in" style:auto-text-indent="false"/>
      <style:text-properties officeooo:rsid="000f9200" officeooo:paragraph-rsid="000f92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4" text:anchor-type="char" svg:x="0.002in" svg:y="0in" svg:width="8.4835in" svg:height="3.4909in" draw:z-index="3"><draw:image xlink:href="Pictures/10000001000002FB0000013A7A6A9EAF.png" xlink:type="simple" xlink:show="embed" xlink:actuate="onLoad" draw:mime-type="image/png"/></draw:frame><draw:frame draw:style-name="fr1" draw:name="Image5" text:anchor-type="char" svg:x="0.002in" svg:y="3.2193in" svg:width="8.4772in" svg:height="3.7402in" draw:z-index="4"><draw:image xlink:href="Pictures/10000001000002FE00000152BB88A5D0.png" xlink:type="simple" xlink:show="embed" xlink:actuate="onLoad" draw:mime-type="image/png"/></draw:frame><draw:frame draw:style-name="fr1" draw:name="Image6" text:anchor-type="char" svg:x="0.0043in" svg:y="6.6362in" svg:width="8.4957in" svg:height="3.4693in" draw:z-index="5"><draw:image xlink:href="Pictures/10000001000002FC000001387CF8147B.png" xlink:type="simple" xlink:show="embed" xlink:actuate="onLoad" draw:mime-type="image/png"/></draw:frame></text:p>
      <text:p text:style-name="P1"/>
      <text:p text:style-name="P1"/>
      <text:p text:style-name="P1"/>
      <text:p text:style-name="P1"><draw:frame draw:style-name="fr1" draw:name="Image7" text:anchor-type="char" svg:x="-0.0154in" svg:y="0in" svg:width="8.4799in" svg:height="3.7146in" draw:z-index="6"><draw:image xlink:href="Pictures/10000001000002FF000001505CEC7CBC.png" xlink:type="simple" xlink:show="embed" xlink:actuate="onLoad" draw:mime-type="image/png"/></draw:frame><draw:frame draw:style-name="fr1" draw:name="Image8" text:anchor-type="char" svg:x="0in" svg:y="3.4252in" svg:width="8.5in" svg:height="3.4327in" draw:z-index="7"><draw:image xlink:href="Pictures/100000010000030200000137F69AF14E.png" xlink:type="simple" xlink:show="embed" xlink:actuate="onLoad" draw:mime-type="image/png"/></draw:frame><draw:frame draw:style-name="fr1" draw:name="Image9" text:anchor-type="char" svg:x="0in" svg:y="6.5638in" svg:width="8.4807in" svg:height="3.7717in" draw:z-index="8"><draw:image xlink:href="Pictures/10000001000002F800000152AAB38A7D.png" xlink:type="simple" xlink:show="embed" xlink:actuate="onLoad" draw:mime-type="image/png"/></draw:frame><text:soft-page-break/></text:p>
      <text:p text:style-name="P1"/>
      <text:p text:style-name="P1"/>
      <text:p text:style-name="P1"><draw:frame draw:style-name="fr1" draw:name="Image10" text:anchor-type="char" svg:x="0.0008in" svg:y="0in" svg:width="8.4992in" svg:height="3.728in" draw:z-index="9"><draw:image xlink:href="Pictures/10000001000002FE000001501C385D3D.png" xlink:type="simple" xlink:show="embed" xlink:actuate="onLoad" draw:mime-type="image/png"/></draw:frame><draw:frame draw:style-name="fr1" draw:name="Image11" text:anchor-type="char" svg:x="0in" svg:y="3.428in" svg:width="8.478in" svg:height="3.7in" draw:z-index="10"><draw:image xlink:href="Pictures/10000001000002FB0000014D2698351D.png" xlink:type="simple" xlink:show="embed" xlink:actuate="onLoad" draw:mime-type="image/png"/></draw:frame><draw:frame draw:style-name="fr1" draw:name="Image12" text:anchor-type="char" svg:x="0in" svg:y="6.8382in" svg:width="8.4957in" svg:height="3.4665in" draw:z-index="11"><draw:image xlink:href="Pictures/10000001000002FF00000139EFBD037A.png" xlink:type="simple" xlink:show="embed" xlink:actuate="onLoad" draw:mime-type="image/png"/></draw:frame><text:soft-page-break/></text:p>
      <text:p text:style-name="P1"/>
      <text:p text:style-name="P1"/>
      <text:p text:style-name="P1"><draw:frame draw:style-name="fr1" draw:name="Image13" text:anchor-type="char" svg:x="-0.0154in" svg:y="0in" svg:width="8.4902in" svg:height="3.7299in" draw:z-index="12"><draw:image xlink:href="Pictures/10000001000002FF00000151CB1CD8A8.png" xlink:type="simple" xlink:show="embed" xlink:actuate="onLoad" draw:mime-type="image/png"/></draw:frame><draw:frame draw:style-name="fr1" draw:name="Image14" text:anchor-type="char" svg:x="0in" svg:y="3.3984in" svg:width="8.4957in" svg:height="3.6882in" draw:z-index="13"><draw:image xlink:href="Pictures/10000001000002FF0000014D25A0F015.png" xlink:type="simple" xlink:show="embed" xlink:actuate="onLoad" draw:mime-type="image/png"/></draw:frame><draw:frame draw:style-name="fr1" draw:name="Image15" text:anchor-type="char" svg:x="0in" svg:y="6.8154in" svg:width="8.4693in" svg:height="3.7429in" draw:z-index="14"><draw:image xlink:href="Pictures/10000001000002FF000001539DE43E22.png" xlink:type="simple" xlink:show="embed" xlink:actuate="onLoad" draw:mime-type="image/png"/></draw:frame><text:soft-page-break/></text:p>
      <text:p text:style-name="P1"/>
      <text:p text:style-name="P1"><draw:frame draw:style-name="fr1" draw:name="Image18" text:anchor-type="char" svg:x="-0.0043in" svg:y="0.0043in" svg:width="7.3028in" svg:height="4.4882in" draw:z-index="17"><draw:image xlink:href="Pictures/10000001000002D9000001C0D6D992F1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2">1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9" text:anchor-type="char" svg:x="0in" svg:y="0.0835in" svg:width="7.3028in" svg:height="4.4854in" draw:z-index="18"><draw:image xlink:href="Pictures/100000010000027B000001868AC564B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2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6" text:anchor-type="char" svg:x="0.0008in" svg:y="0in" svg:width="8.4992in" svg:height="3.4307in" draw:z-index="15"><draw:image xlink:href="Pictures/100000010000030000000136721D36C2.png" xlink:type="simple" xlink:show="embed" xlink:actuate="onLoad" draw:mime-type="image/png"/></draw:frame><draw:frame draw:style-name="fr1" draw:name="Image17" text:anchor-type="char" svg:x="0.0008in" svg:y="3.1335in" svg:width="8.4992in" svg:height="3.7063in" draw:z-index="16"><draw:image xlink:href="Pictures/10000001000002FE0000014E8C4E051B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1" text:anchor-type="char" svg:x="-0.0146in" svg:y="0.002in" svg:width="6.8756in" svg:height="4.2425in" draw:z-index="20"><draw:image xlink:href="Pictures/100000010000027D00000189BC31B9F4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4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0" text:anchor-type="char" svg:x="0in" svg:y="0.0272in" svg:width="6.8862in" svg:height="4.2366in" draw:z-index="19"><draw:image xlink:href="Pictures/10000001000002820000018B9D7BD99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2">3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bookmark-start text:name="docs-internal-guid-43b8115d-7fff-eaf4-3e48-b049148947c0"/><draw:frame draw:style-name="fr2" draw:name="Image1" text:anchor-type="char" svg:x="-0.0091in" svg:y="0in" svg:width="8.4902in" svg:height="3.4516in" draw:z-index="0"><draw:image xlink:href="Pictures/10000001000002FD000001370F9C3483.png" xlink:type="simple" xlink:show="embed" xlink:actuate="onLoad" draw:mime-type="image/png"/></draw:frame><draw:frame draw:style-name="fr1" draw:name="Image2" text:anchor-type="char" svg:x="0in" svg:y="3.1902in" svg:width="8.5in" svg:height="3.4193in" draw:z-index="1"><draw:image xlink:href="Pictures/1000000100000300000001354CD6F165.png" xlink:type="simple" xlink:show="embed" xlink:actuate="onLoad" draw:mime-type="image/png"/></draw:frame><draw:frame draw:style-name="fr1" draw:name="Image3" text:anchor-type="char" svg:x="0in" svg:y="6.6091in" svg:width="8.498in" svg:height="3.4654in" draw:z-index="2"><draw:image xlink:href="Pictures/10000001000002FD00000138FFEC79A0.png" xlink:type="simple" xlink:show="embed" xlink:actuate="onLoad" draw:mime-type="image/png"/></draw:frame><text:bookmark-end text:name="docs-internal-guid-43b8115d-7fff-eaf4-3e48-b049148947c0"/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5T21:00:21.285350234</meta:creation-date>
    <meta:print-date>2026-02-15T21:47:38.990920104</meta:print-date>
    <meta:printed-by>PDF files</meta:printed-by>
    <dc:date>2026-02-15T21:50:34.820325351</dc:date>
    <meta:editing-duration>PT2M55S</meta:editing-duration>
    <meta:editing-cycles>1</meta:editing-cycles>
    <meta:document-statistic meta:table-count="0" meta:image-count="21" meta:object-count="0" meta:page-count="8" meta:paragraph-count="4" meta:word-count="4" meta:character-count="4" meta:non-whitespace-character-count="4"/>
    <meta:generator>LibreOffice/25.8.4.2$Linux_X86_64 LibreOffice_project/580$Build-2</meta:generator>
  </office:meta>
</office:document-meta>
</file>